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018cm" svg:height="6.439cm" svg:x="7.064cm" svg:y="2.659cm">
            <draw:object draw:notify-on-update-of-ranges="Sheet1.A1:Sheet1.A1 Sheet1.B2:Sheet1.B50 Sheet1.B1:Sheet1.B1 Sheet1.A2:Sheet1.A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yro</text:p>
          </table:table-cell>
          <table:table-cell office:value-type="string" calcext:value-type="string">
            <text:p>Arduino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26.87" calcext:value-type="float">
            <text:p>26.87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45.69" calcext:value-type="float">
            <text:p>45.69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45.63" calcext:value-type="float">
            <text:p>45.63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45.31" calcext:value-type="float">
            <text:p>45.3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4.88" calcext:value-type="float">
            <text:p>44.88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44.75" calcext:value-type="float">
            <text:p>44.7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44.06" calcext:value-type="float">
            <text:p>44.06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3.06" calcext:value-type="float">
            <text:p>43.06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41.94" calcext:value-type="float">
            <text:p>41.94</text:p>
          </table:table-cell>
        </table:table-row>
        <table:table-row table:style-name="ro1">
          <table:table-cell office:value-type="float" office:value="27.49" calcext:value-type="float">
            <text:p>27.49</text:p>
          </table:table-cell>
          <table:table-cell office:value-type="float" office:value="40.81" calcext:value-type="float">
            <text:p>40.81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40.25" calcext:value-type="float">
            <text:p>40.25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37.81" calcext:value-type="float">
            <text:p>37.81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37.69" calcext:value-type="float">
            <text:p>37.69</text:p>
          </table:table-cell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float" office:value="22.39" calcext:value-type="float">
            <text:p>22.39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35.19" calcext:value-type="float">
            <text:p>35.19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35.06" calcext:value-type="float">
            <text:p>35.06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29.62" calcext:value-type="float">
            <text:p>29.62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29.69" calcext:value-type="float">
            <text:p>29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go Flávio</meta:initial-creator>
    <meta:creation-date>2023-10-05T12:24:13.360234962</meta:creation-date>
    <dc:date>2023-10-05T13:00:43.784943377</dc:date>
    <dc:creator>Hugo Flávio</dc:creator>
    <meta:editing-duration>PT4M</meta:editing-duration>
    <meta:editing-cycles>2</meta:editing-cycles>
    <meta:generator>LibreOffice/7.3.7.2$Linux_X86_64 LibreOffice_project/30$Build-2</meta:generator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minimum="26" chart:maximum="4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19cm" svg:height="6.44cm" xlink:href=".." xlink:type="simple" chart:class="chart:scatter" chart:style-name="ch1">
        <chart:legend chart:legend-position="end" svg:x="11.267cm" svg:y="2.672cm" style:legend-expansion="high" chart:style-name="ch2"/>
        <chart:plot-area chart:style-name="ch3" table:cell-range-address="Sheet1.A1:Sheet1.B50" chart:data-source-has-labels="row" svg:x="0.3cm" svg:y="0.128cm" svg:width="10.667cm" svg:height="6.184cm">
          <chart:coordinate-region svg:x="0.922cm" svg:y="0.327cm" svg:width="9.858cm" svg:height="5.3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50" chart:label-cell-address="Sheet1.B1:Sheet1.B1" chart:class="chart:scatter">
            <chart:domain table:cell-range-address="Sheet1.B2:Sheet1.B50"/>
            <chart:regression-curve chart:style-name="ch8">
              <chart:equation chart:display-equation="true" chart:display-r-square="true" svg:x="1.135cm" svg:y="0.523cm"/>
            </chart:regression-curve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duino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">
                <text:p>32.81</text:p>
                <draw:g>
                  <svg:desc>Sheet1.B2:Sheet1.B50</svg:desc>
                </draw:g>
              </table:table-cell>
              <table:table-cell office:value-type="float" office:value="19.36">
                <text:p>19.36</text:p>
                <draw:g>
                  <svg:desc>Sheet1.A2:Sheet1.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88">
                <text:p>32.88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5">
                <text:p>32.85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87">
                <text:p>26.87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69">
                <text:p>26.69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75">
                <text:p>26.75</text:p>
              </table:table-cell>
              <table:table-cell office:value-type="float" office:value="12.97">
                <text:p>12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9">
                <text:p>45.69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56">
                <text:p>45.56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63">
                <text:p>45.63</text:p>
              </table:table-cell>
              <table:table-cell office:value-type="float" office:value="32.44">
                <text:p>32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31">
                <text:p>45.31</text:p>
              </table:table-cell>
              <table:table-cell office:value-type="float" office:value="32.14">
                <text:p>32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88">
                <text:p>44.88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75">
                <text:p>44.7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63">
                <text:p>44.63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06">
                <text:p>44.06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0.69">
                <text:p>30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06">
                <text:p>43.0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13">
                <text:p>42.13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94">
                <text:p>41.94</text:p>
              </table:table-cell>
              <table:table-cell office:value-type="float" office:value="28.73">
                <text:p>28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81">
                <text:p>40.81</text:p>
              </table:table-cell>
              <table:table-cell office:value-type="float" office:value="27.49">
                <text:p>27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25">
                <text:p>40.25</text:p>
              </table:table-cell>
              <table:table-cell office:value-type="float" office:value="26.78">
                <text:p>26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19">
                <text:p>39.19</text:p>
              </table:table-cell>
              <table:table-cell office:value-type="float" office:value="25.78">
                <text:p>25.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13">
                <text:p>39.13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81">
                <text:p>37.81</text:p>
              </table:table-cell>
              <table:table-cell office:value-type="float" office:value="24.42">
                <text:p>24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69">
                <text:p>37.69</text:p>
              </table:table-cell>
              <table:table-cell office:value-type="float" office:value="24.37">
                <text:p>24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.75">
                <text:p>36.75</text:p>
              </table:table-cell>
              <table:table-cell office:value-type="float" office:value="23.31">
                <text:p>23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88">
                <text:p>35.88</text:p>
              </table:table-cell>
              <table:table-cell office:value-type="float" office:value="22.39">
                <text:p>22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19">
                <text:p>35.19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06">
                <text:p>35.06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.13">
                <text:p>35.13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69">
                <text:p>32.69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37">
                <text:p>31.37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62">
                <text:p>30.62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62">
                <text:p>29.62</text:p>
              </table:table-cell>
              <table:table-cell office:value-type="float" office:value="16.08">
                <text:p>16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69">
                <text:p>29.69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